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1.97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style:font-name="PT Sans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Данные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category_name</text:p>
          </table:table-cell>
          <table:table-cell office:value-type="string" calcext:value-type="string">
            <text:p>stishov_group</text:p>
          </table:table-cell>
          <table:table-cell office:value-type="string" calcext:value-type="string">
            <text:p>stishov_most_similar</text:p>
          </table:table-cell>
          <table:table-cell office:value-type="string" calcext:value-type="string">
            <text:p>our_most_similar</text:p>
          </table:table-cell>
          <table:table-cell office:value-type="string" calcext:value-type="string">
            <text:p>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заповедное_урочищ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p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собо_охраняемое_природное_урочищ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p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заповедный_участо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p, zak</text:p>
          </table:table-cell>
          <table:table-cell office:value-type="string" calcext:value-type="string">
            <text:p>3zap, np, 4za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природный_микрозаповед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k, mon</text:p>
          </table:table-cell>
          <table:table-cell office:value-type="string" calcext:value-type="string">
            <text:p>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государственный_природный_микрозаповед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k, mon</text:p>
          </table:table-cell>
          <table:table-cell office:value-type="string" calcext:value-type="string">
            <text:p>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риродный_микрозаказ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k, mon</text:p>
          </table:table-cell>
          <table:table-cell office:value-type="string" calcext:value-type="string">
            <text:p>2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государственный_природный_микрозаказ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k, mon</text:p>
          </table:table-cell>
          <table:table-cell office:value-type="string" calcext:value-type="string">
            <text:p>2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природный_резерва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k</text:p>
          </table:table-cell>
          <table:table-cell office:value-type="string" calcext:value-type="string">
            <text:p>5za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генетический_резерват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территория_предоставляющая_особую_ценность_для_сохранения_объектов_растительного_и_животного_мира_занесённых_в_красную_книгу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k</text:p>
          </table:table-cell>
          <table:table-cell office:value-type="string" calcext:value-type="string">
            <text:p>za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зона_поко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, zak</text:p>
          </table:table-cell>
          <table:table-cell office:value-type="string" calcext:value-type="string">
            <text:p>za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, zak</text:p>
          </table:table-cell>
          <table:table-cell office:value-type="string" calcext:value-type="string">
            <text:p>zap, np, 5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охраняемое_водно-болотное_угодье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охраняемый_водный_объек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, zak, mon</text:p>
          </table:table-cell>
          <table:table-cell office:value-type="string" calcext:value-type="string">
            <text:p>zap, 2z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особо_охраняемый_водный_объек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, zak, mon</text:p>
          </table:table-cell>
          <table:table-cell office:value-type="string" calcext:value-type="string">
            <text:p>zap, np, 2z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охраняемый_ландшаф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2zap, np, pp, 3zak, dp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охраняемый_природный_ландшаф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2np, pp, 6z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особо_охраняемый_природный_ландшаф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ландшафтный_памят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zap, np, 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территория_охраняемого_ландшафт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, 2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охраняемая_природно-ландшафтная_территория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ландшафтный_пар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np, pp, zak, 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ландшафтный_природный_пар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zap, n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экотуристическая_территория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природно-исторический_комплекс_и_пар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zap, np, 2za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природно-культурная_мест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za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историко-природный_комплекс_и_терри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zap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историко-ландшафтны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za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ap, np, 3pp, 5zak, 3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особо_охраняемый_природный_объек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особо_охраняемый_геологический_объек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охраняемая_территория_занятая_особыми_деревьям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охраняемый_объект_природного_комплекса_населённого_пункт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памятник_живой_природ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ap, 2zak, 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уникальное_озер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территория_традиционного_природопользован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этно-экологическая_охраняемая_природная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эколого-этническ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лесо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, not_oopt</text:p>
          </table:table-cell>
          <table:table-cell office:value-type="string" calcext:value-type="string">
            <text:p>pp, 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лесопарков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, not_oopt</text:p>
          </table:table-cell>
          <table:table-cell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городской_ле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, not_oopt</text:p>
          </table:table-cell>
          <table:table-cell office:value-type="string" calcext:value-type="string">
            <text:p>3p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зелё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, not_oopt</text:p>
          </table:table-cell>
          <table:table-cell office:value-type="string" calcext:value-type="string">
            <text:p>3pp, za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охраняемая_зелё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, not_oopt</text:p>
          </table:table-cell>
          <table:table-cell office:value-type="string" calcext:value-type="string">
            <text:p>2pp, za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охраняемая_озеленённая_и_лесная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, not_oopt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защитная_полоса_леса_расположенная_вдоль_автомобильных_доро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_oop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лечебно-оздоровительная_местность_и_курор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водоохран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, not_oopt</text:p>
          </table:table-cell>
          <table:table-cell office:value-type="string" calcext:value-type="string">
            <text:p>2za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парк-памятник_садово-паркового_искусств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2np, pp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памятник_садово-паркового_искусств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ресурсный_резерва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, none</text:p>
          </table:table-cell>
          <table:table-cell office:value-type="string" calcext:value-type="string">
            <text:p>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экологический_коридо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, none</text:p>
          </table:table-cell>
          <table:table-cell office:value-type="string" calcext:value-type="string">
            <text:p>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пространственный_экологический_комплекс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a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экологический_пар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zap, 2pp, 2zak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природная_рекреационная_зон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2p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природный_рекреационный_комплекс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np, 3pp, 3z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рекреационная_мес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p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рекреационная_терри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n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туристско-рекреационная_мес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2pp, 3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ландшафтно-рекреационный_пар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zap, np, 2pp, z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прибрежная_рекреационная_зон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p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городская_рекреационная_зон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za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научный_стациона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p, zak, non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учебно-научный_стациона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p, zak, 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биостанц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p, zak, none</text:p>
          </table:table-cell>
          <table:table-cell office:value-type="string" calcext:value-type="string">
            <text:p>z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экологический_полигон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p, zak, none</text:p>
          </table:table-cell>
          <table:table-cell office:value-type="string" calcext:value-type="string">
            <text:p>zap, 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городской_пар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np, 3pp, za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скве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np, 2pp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охраняемая_садово-парковая_терри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2pp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охраняемый_садово-парковый_ландшаф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zap, pp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экологическая_плантация_и_питомни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za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зоопар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zap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ean</text:p>
          </table:table-cell>
          <table:table-cell table:formula="of:=SUM([.F2:.F72])/COUNT([.F2:.F72])" office:value-type="float" office:value="1.58823529411765" calcext:value-type="float">
            <text:p>1,588235294117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nts_stishov</text:p>
          </table:table-cell>
          <table:table-cell/>
          <table:table-cell office:value-type="string" calcext:value-type="string">
            <text:p>counts_match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ap</text:p>
          </table:table-cell>
          <table:table-cell table:formula="of:=COUNTIF([.$D$2:.$D$72];&quot;*zap*&quot;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COUNTIF([.$F$2:.$F$72];4)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p</text:p>
          </table:table-cell>
          <table:table-cell table:formula="of:=COUNTIF([.$D$2:.$D$72];&quot;*np*&quot;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UNTIF([.$F$2:.$F$72];3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p</text:p>
          </table:table-cell>
          <table:table-cell table:formula="of:=COUNTIF([.$D$2:.$D$72];&quot;*pp*&quot;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COUNTIF([.$F$2:.$F$72];2)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ak</text:p>
          </table:table-cell>
          <table:table-cell table:formula="of:=COUNTIF([.$D$2:.$D$72];&quot;*zak*&quot;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$F$2:.$F$72];1)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</text:p>
          </table:table-cell>
          <table:table-cell table:formula="of:=COUNTIF([.$D$2:.$D$72];&quot;*mon*&quot;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COUNTIF([.$F$2:.$F$72];0)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pbg</text:p>
          </table:table-cell>
          <table:table-cell table:formula="of:=COUNTIF([.$D$2:.$D$72];&quot;*dpbg*&quot;)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formula="of:=COUNTBLANK([.$F$2:.$F$7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table:formula="of:=COUNTIF([.$D$2:.$D$72];&quot;*none*&quot;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t_oopt</text:p>
          </table:table-cell>
          <table:table-cell table:formula="of:=COUNTIF([.$D$2:.$D$72];&quot;*not_oopt*&quot;)" office:value-type="float" office:value="17" calcext:value-type="float">
            <text:p>17</text:p>
          </table:table-cell>
          <table:table-cell table:number-columns-repeated="2"/>
        </table:table-row>
        <table:table-row table:style-name="ro1" table:number-rows-repeated="104849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Информация" table:style-name="ta1">
        <table:table-column table:style-name="co1" table:number-columns-repeated="1024" table:default-cell-style-name="ce4"/>
        <table:table-row table:style-name="ro2">
          <table:table-cell office:value-type="string" calcext:value-type="string">
            <text:p>Сравнение данных об аналогах региональных категорий из (Стишов М. С., Дадли Н. Охраняемые природные территории Российской Федерации и их категории. М.: WWF, 2018) с результатами нашего исследования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анные вручную извлекались со страниц 78-108 указанной книги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Поля таблиц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mber</text:p>
          </table:table-cell>
          <table:table-cell office:value-type="string" calcext:value-type="string">
            <text:p>Порядковый номер категории из (Стишов, Дадли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egory_name</text:p>
          </table:table-cell>
          <table:table-cell office:value-type="string" calcext:value-type="string">
            <text:p>Название категории из (Стишов, Дадли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ishov_group</text:p>
          </table:table-cell>
          <table:table-cell office:value-type="string" calcext:value-type="string">
            <text:p>Группа региональных категорий, к которой отнесена указанная региональная категория, по версии (Стишов, Дадли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1 — региональные категории ООПТ, аналогичные установленным федеральным законом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2 — региональные категории ООПТ, соответствующие категориям охраняемых территорий, установленным федеральным законодательством, но не являющимся, в соответствии с ним, ООПТ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3 — региональные категории ООПТ, не имеющие прямых аналогов в федеральном законодательств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ishov_most_similar </text:p>
          </table:table-cell>
          <table:table-cell office:value-type="string" calcext:value-type="string">
            <text:p>Аналог региональной категории из числа федеральных категорий по версии (Стишов, Дадли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ap — государственный природный заповедник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np — национальный парк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p — природный парк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ak — государственный природный заказник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on — памятник природы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pbg — дендрологический парк и ботанический сад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none — отсутствует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not_oopt — региональная категория не относится к числу ООПТ, и её аналоги являются иными охраняемыми территориями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NA — нет данны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ur_most_similar </text:p>
          </table:table-cell>
          <table:table-cell office:value-type="string" calcext:value-type="string">
            <text:p>Аналог региональной категории из числа федеральных категорий по нашим данным. Наши данные считаются в Compare_cats.R и находятся в переменной comparison_results. Поиск ведётся по точному совпадению названия, а если точного совпадения нет (например, из-за разного написания названия), то проводится ручная перепроверка с помощью grep.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Маркировка такая же, как в предыдущем поле. Поскольку одна региональная категория из (Стишов, Дадли) может соответствовать нескольким региональным категориям по нашим данным, дополнительно вводятся индексы: перед отметкой аналогичной федеральной категории указывается цифра, показывающая, сколько таких категорий по нашим данным являются аналогом указанной федеральной категории. Цифра 1 опускается. Например, 2zap pp 3 zak означает, что по нашим данным региональная категория из (Стишов, Дадли) встречается шесть раз (в шести субъектах), при этом в двух случаях её аналогом являются государственные природные заповедники, в одном случае — природный парк, и в трёх случаях — государственные природные заказники. Такая особенность в числе категорий связана с тем, что (Стишов, Дадли), по-видимому, рассматривали одноимённые категории в разных субъектах как одну, у нас же они рассматриваются как разные категории. Цифра перед отметкой в каком-то смысле может интерпретироваться как «вес» отметки при определении того, совпадают ли результаты (см. следующее поле)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ch</text:p>
          </table:table-cell>
          <table:table-cell office:value-type="string" calcext:value-type="string">
            <text:p>Совпадают ли данные (Стишов, Дадли) с нашими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4 — полностью совпадают (одинаковая отметка или набор отметок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3 — совпадают больше чем наполовину (большинство отметок совпадают, есть небольшие отличия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2 — совпадают примерно наполовину (совпадающих и несовпадающих отметок поровну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1 — лишь немного совпадают (есть совпадающие отметки, но гораздо больше несовпадающих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 — совершенно не совпадают (нет ни одной общей отметки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NA — невозможно определить (в одной из колонок есть NA или not_oop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Под колонками — описательные статисти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office:value-type="string" calcext:value-type="string">
            <text:p>Среднее из match без учёта 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unts_stishov</text:p>
          </table:table-cell>
          <table:table-cell office:value-type="string" calcext:value-type="string">
            <text:p>Количество тех или иных аналогичных категорий у (Стишов, Дадли) (статистика по нашим результатам не приводится, потому что она есть в Compare_cats.R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unts_matches</text:p>
          </table:table-cell>
          <table:table-cell office:value-type="string" calcext:value-type="string">
            <text:p>Количество тех или иных вариантов совпадения</text:p>
          </table:table-cell>
          <table:table-cell table:number-columns-repeated="102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.00.0000</text:date>, <text:time style:data-style-name="N2" text:time-value="16:31:41.02326594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авел  </meta:initial-creator>
    <meta:creation-date>2020-06-02T10:25:49.341489004</meta:creation-date>
    <meta:generator>LibreOffice/6.2.4.2$Linux_X86_64 LibreOffice_project/20$Build-2</meta:generator>
    <dc:date>2020-06-02T17:17:29.941933352</dc:date>
    <dc:creator>Павел  </dc:creator>
    <meta:editing-duration>PT1H41M53S</meta:editing-duration>
    <meta:editing-cycles>31</meta:editing-cycles>
    <meta:document-statistic meta:table-count="2" meta:cell-count="505" meta:object-count="0"/>
  </office:meta>
</office:document-meta>
</file>